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5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18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9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0" style:family="paragraph" style:parent-style-name="Footer">
      <style:text-properties style:font-name="Arial" style:font-name-complex="Arial"/>
    </style:style>
    <style:style style:name="P21" style:family="paragraph" style:parent-style-name="Standard"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4" style:family="paragraph" style:parent-style-name="Standard"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7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8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0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1" style:family="paragraph" style:parent-style-name="Text_20_body" style:list-style-name="WW8Num19"/>
    <style:style style:name="P32" style:family="paragraph" style:parent-style-name="Text_20_body" style:list-style-name="WW8Num19">
      <style:text-properties officeooo:rsid="0026da3f" officeooo:paragraph-rsid="0026da3f"/>
    </style:style>
    <style:style style:name="P33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34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35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36" style:family="paragraph" style:parent-style-name="Standard" style:list-style-name="WW8Num24">
      <style:text-properties style:font-name="Arial" fo:font-size="9pt" style:font-size-asian="9pt" style:font-name-complex="Arial"/>
    </style:style>
    <style:style style:name="P37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38" style:family="paragraph" style:parent-style-name="Heading_20_1"/>
    <style:style style:name="P39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1c7635" officeooo:paragraph-rsid="001c7635" style:font-size-asian="9pt" style:font-name-complex="Arial"/>
    </style:style>
    <style:style style:name="P40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26da3f" officeooo:paragraph-rsid="0026da3f" style:font-size-asian="9pt" style:font-name-complex="Arial"/>
    </style:style>
    <style:style style:name="P41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e610a" officeooo:paragraph-rsid="001e610a"/>
    </style:style>
    <style:style style:name="P42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f5430" officeooo:paragraph-rsid="001f5430"/>
    </style:style>
    <style:style style:name="P43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e610a" officeooo:paragraph-rsid="001e610a" style:font-size-asian="9pt" style:font-name-complex="Arial"/>
    </style:style>
    <style:style style:name="P44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f5430" officeooo:paragraph-rsid="001f5430" style:font-size-asian="9pt" style:font-name-complex="Arial"/>
    </style:style>
    <style:style style:name="P45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26da3f" officeooo:paragraph-rsid="0026da3f" style:font-size-asian="9pt" style:font-name-complex="Arial"/>
    </style:style>
    <style:style style:name="P46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47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26d577" style:font-weight-asian="bold" style:font-name-complex="Arial" style:font-weight-complex="bold"/>
    </style:style>
    <style:style style:name="T5" style:family="text">
      <style:text-properties fo:font-size="7pt" fo:language="de" fo:country="CH" style:font-size-asian="7pt" style:font-name-complex="Arial"/>
    </style:style>
    <style:style style:name="T6" style:family="text">
      <style:text-properties fo:font-size="7pt" style:font-size-asian="7pt" style:font-name-complex="Arial"/>
    </style:style>
    <style:style style:name="T7" style:family="text">
      <style:text-properties fo:language="de" fo:country="CH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1f97d4"/>
    </style:style>
    <style:style style:name="T10" style:family="text">
      <style:text-properties officeooo:rsid="00203ab9"/>
    </style:style>
    <style:style style:name="T11" style:family="text">
      <style:text-properties officeooo:rsid="0021ac45"/>
    </style:style>
    <style:style style:name="T12" style:family="text">
      <style:text-properties officeooo:rsid="0023d483"/>
    </style:style>
    <style:style style:name="T13" style:family="text">
      <style:text-properties officeooo:rsid="0026d577"/>
    </style:style>
    <style:style style:name="T14" style:family="text">
      <style:text-properties officeooo:rsid="0026da3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4cm" fo:text-indent="-0.635cm" fo:margin-left="0.6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6">Entwurf Prototyp</text:p>
          </table:table-cell>
          <table:table-cell table:style-name="Table1.A1" office:value-type="string">
            <text:p text:style-name="P17">06.05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6">Realisierung der <text:span text:style-name="T12">Grundfunktionen</text:span></text:p>
          </table:table-cell>
          <table:table-cell table:style-name="Table1.A1" office:value-type="string">
            <text:p text:style-name="P15">20.05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6">Vollständige Realisierung</text:p>
          </table:table-cell>
          <table:table-cell table:style-name="Table1.A1" office:value-type="string">
            <text:p text:style-name="P17">03.06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Test</text:p>
          </table:table-cell>
          <table:table-cell table:style-name="Table1.A5" office:value-type="string">
            <text:p text:style-name="P17">17.06.2015</text:p>
          </table:table-cell>
          <table:table-cell table:style-name="Table1.A5" office:value-type="string">
            <text:p text:style-name="P13"></text:p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Abnahme</text:p>
          </table:table-cell>
          <table:table-cell table:style-name="Table1.A5" office:value-type="string">
            <text:p text:style-name="P17">01.07.2015</text:p>
          </table:table-cell>
          <table:table-cell table:style-name="Table1.A5" office:value-type="string">
            <text:p text:style-name="P14"></text:p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4"/>
            <text:p text:style-name="P25"/>
          </table:table-cell>
          <table:table-cell table:style-name="Table2.B2" office:value-type="string">
            <text:list xml:id="list7325992286939778346" text:style-name="WW8Num16">
              <text:list-item>
                <text:p text:style-name="P39">Verschiedene Teile der iPad App zusammengefügt (Alex, Andreas)</text:p>
              </text:list-item>
              <text:list-item>
                <text:p text:style-name="P40">Custom Callout View (Alex)</text:p>
              </text:list-item>
              <text:list-item>
                <text:p text:style-name="P41">Parsing<text:span text:style-name="T11"> </text:span>und Socket-Kommunikation (Chris, <text:span text:style-name="T9">Florian</text:span>)</text:p>
              </text:list-item>
              <text:list-item>
                <text:p text:style-name="P42">Bilder werden aus Dateisystem gelesen (Andreas)</text:p>
              </text:list-item>
              <text:list-item>
                <text:p text:style-name="P42">Datenbank erweitert <text:span text:style-name="T9">(Andreas)</text:span>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3">e</text:span></text:p>
          </table:table-cell>
          <table:table-cell table:style-name="Table2.B3" office:value-type="string">
            <text:p text:style-name="Text_20_body"/>
            <text:list xml:id="list5979015584762781085" text:style-name="WW8Num19">
              <text:list-item>
                <text:p text:style-name="P31">Bildübertragung</text:p>
              </text:list-item>
              <text:list-item>
                <text:p text:style-name="P31">Statusinformationen graphisch darstellen</text:p>
              </text:list-item>
              <text:list-item>
                <text:p text:style-name="P31">Detaillierte Ausgabe von Statusinformationen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4"/>
          </table:table-cell>
          <table:table-cell table:style-name="Table2.B4" office:value-type="string">
            <text:list xml:id="list105912422594040" text:continue-numbering="true" text:style-name="WW8Num19">
              <text:list-item>
                <text:p text:style-name="P43">Siehe „Nicht erreichte Ergebnisse“</text:p>
              </text:list-item>
              <text:list-item>
                <text:p text:style-name="P44">Datenbank vervollständigen, <text:span text:style-name="T10">Daten in Echtzeit ausgeben</text:span></text:p>
              </text:list-item>
              <text:list-item>
                <text:p text:style-name="P45">Thread für Netzwerk Schnittstelle</text:p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9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/>
          </table:table-cell>
          <table:table-cell table:style-name="Table3.B3" office:value-type="string">
            <text:list xml:id="list105911264197209" text:continue-numbering="true" text:style-name="WW8Num19">
              <text:list-item>
                <text:p text:style-name="P31">CalloutView erweitern oder eigene erstellen dauert länger als erwartet <text:span text:style-name="T14">(erledigt)</text:span></text:p>
              </text:list-item>
              <text:list-item>
                <text:p text:style-name="P31">iPad App zusammenzufügen hat zu Problemen geführt <text:span text:style-name="T9">(Verschiedene Xcode/Swift Versionen) (erledigt)</text:span></text:p>
              </text:list-item>
              <text:list-item>
                <text:p text:style-name="P32">Bilder zusammensetzen funktioniert nicht.</text:p>
              </text:list-item>
            </text:list>
            <text:p text:style-name="P23"/>
          </table:table-cell>
        </table:table-row>
        <table:table-row table:style-name="Table3.1">
          <table:table-cell table:style-name="Table3.A4" table:number-columns-spanned="2" office:value-type="string">
            <text:p text:style-name="P29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2"/>
            <text:p text:style-name="P21"/>
          </table:table-cell>
          <table:table-cell table:style-name="Table3.B5" office:value-type="string">
            <text:list xml:id="list5864339295151260414" text:style-name="WW8Num17">
              <text:list-item>
                <text:p text:style-name="P33"/>
              </text:list-item>
              <text:list-item>
                <text:p text:style-name="P35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2"/>
            <text:p text:style-name="P21"/>
          </table:table-cell>
          <table:table-cell table:style-name="Table3.B7" office:value-type="string">
            <text:list xml:id="list2551596108768424281" text:style-name="WW8Num12">
              <text:list-item>
                <text:p text:style-name="P34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2"/>
            <text:p text:style-name="P21"/>
          </table:table-cell>
          <table:table-cell table:style-name="Table3.B9" office:value-type="string">
            <text:list xml:id="list7721398857807500200" text:style-name="WW8Num24">
              <text:list-item>
                <text:p text:style-name="P37"/>
              </text:list-item>
              <text:list-item>
                <text:p text:style-name="P36"/>
              </text:list-item>
            </text:list>
          </table:table-cell>
        </table:table-row>
      </table:table>
      <text:p text:style-name="P30"/>
      <text:p text:style-name="P30"/>
      <text:p text:style-name="P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26d577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2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27.05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studium/Firefly/git/iPadFirefly/Statusberichte/Statusbericht_iPad_Netzwerk_KW22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1</text:page-number></text:span></text:span><text:span text:style-name="Page_20_Number"><text:span text:style-name="MT8"> -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5-27T10:59:10.150401000</dc:date>
    <meta:print-date>2006-08-08T09:31:00</meta:print-date>
    <meta:editing-cycles>19</meta:editing-cycles>
    <meta:editing-duration>PT3H24M14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57" meta:word-count="189" meta:character-count="1547" meta:non-whitespace-character-count="1406"/>
    <meta:user-defined meta:name="Version">01.00</meta:user-defined>
  </office:meta>
</office:document-meta>
</file>